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67.87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8" office:value-type="string" calcext:value-type="string">
            <text:p>STEPPER_Z1_STEP</text:p>
          </table:table-cell>
          <table:table-cell table:style-name="ce25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9" office:value-type="string" calcext:value-type="string">
            <text:p>STEPPER_E0_DIR</text:p>
          </table:table-cell>
          <table:table-cell table:style-name="ce31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/>
          <table:table-cell table:style-name="ce31" office:value-type="string" calcext:value-type="string">
            <text:p>STEPPER_E1_STEP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1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30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 office:value-type="string" calcext:value-type="string">
            <text:p>Z_MAX</text:p>
          </table:table-cell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 office:value-type="string" calcext:value-type="string">
            <text:p>Y_MAX</text:p>
          </table:table-cell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 office:value-type="string" calcext:value-type="string">
            <text:p>X_MAX</text:p>
          </table:table-cell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0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0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01:41.66639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2T17:10:55.441380196</dc:date>
    <meta:editing-duration>PT4H1M27S</meta:editing-duration>
    <meta:editing-cycles>41</meta:editing-cycles>
    <meta:document-statistic meta:table-count="2" meta:cell-count="191" meta:object-count="0"/>
  </office:meta>
</office:document-meta>
</file>